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4/settings.xml" manifest:version="1.2"/>
  <manifest:file-entry manifest:media-type="application/xml" manifest:full-path="Formula-54/content.xml" manifest:version="1.2"/>
  <manifest:file-entry manifest:media-type="application/xml" manifest:full-path="Formula-52/settings.xml" manifest:version="1.2"/>
  <manifest:file-entry manifest:media-type="application/xml" manifest:full-path="Formula-52/content.xml" manifest:version="1.2"/>
  <manifest:file-entry manifest:media-type="application/xml" manifest:full-path="Formula-50/settings.xml" manifest:version="1.2"/>
  <manifest:file-entry manifest:media-type="application/xml" manifest:full-path="Formula-50/content.xml" manifest:version="1.2"/>
  <manifest:file-entry manifest:media-type="application/xml" manifest:full-path="Formula-48/settings.xml" manifest:version="1.2"/>
  <manifest:file-entry manifest:media-type="application/xml" manifest:full-path="Formula-48/content.xml" manifest:version="1.2"/>
  <manifest:file-entry manifest:media-type="application/xml" manifest:full-path="Formula-46/settings.xml" manifest:version="1.2"/>
  <manifest:file-entry manifest:media-type="application/xml" manifest:full-path="Formula-46/content.xml" manifest:version="1.2"/>
  <manifest:file-entry manifest:media-type="application/xml" manifest:full-path="Formula-44/settings.xml" manifest:version="1.2"/>
  <manifest:file-entry manifest:media-type="application/xml" manifest:full-path="Formula-44/content.xml" manifest:version="1.2"/>
  <manifest:file-entry manifest:media-type="application/xml" manifest:full-path="Formula-42/settings.xml" manifest:version="1.2"/>
  <manifest:file-entry manifest:media-type="application/xml" manifest:full-path="Formula-42/content.xml" manifest:version="1.2"/>
  <manifest:file-entry manifest:media-type="application/xml" manifest:full-path="Formula-40/settings.xml" manifest:version="1.2"/>
  <manifest:file-entry manifest:media-type="application/xml" manifest:full-path="Formula-40/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5319*"/>
    </style:style>
    <style:style style:name="Table1.B" style:family="table-column">
      <style:table-column-properties style:rel-column-width="22128*"/>
    </style:style>
    <style:style style:name="Table1.C" style:family="table-column">
      <style:table-column-properties style:rel-column-width="28086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9465*"/>
    </style:style>
    <style:style style:name="Table2.B" style:family="table-column">
      <style:table-column-properties style:rel-column-width="19465*"/>
    </style:style>
    <style:style style:name="Table2.C" style:family="table-column">
      <style:table-column-properties style:rel-column-width="26603*"/>
    </style:style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>
      <style:table-column-properties style:rel-column-width="12705*"/>
    </style:style>
    <style:style style:name="Table3.B" style:family="table-column">
      <style:table-column-properties style:rel-column-width="17386*"/>
    </style:style>
    <style:style style:name="Table3.C" style:family="table-column">
      <style:table-column-properties style:rel-column-width="35442*"/>
    </style:style>
    <style:style style:name="Table3.A1" style:family="table-cell">
      <style:table-cell-properties fo:border="none"/>
    </style:style>
  </office:automatic-styles>
  <office:body>
    <office:text>
      <text:p text:style-name="Title">Convolution</text:p>
      <text:p text:style-name="P1">Convolution <text:s text:c="1"/>// A batched convolution operation</text:p>
      <text:h text:style-name="Heading_20_1" text:outline-level="1">Description</text:h>
      <text:p text:style-name="First_20_paragraph">Long description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image_batch</text:span></text:p>
          </table:table-cell>
          <table:table-cell table:style-name="Table1.A1" office:value-type="string">
            <text:p text:style-name="Table_20_Contents">Any</text:p>
          </table:table-cell>
          <table:table-cell table:style-name="Table1.A1" office:value-type="string">
            <text:p text:style-name="Table_20_Contents"><text:span text:style-name="Source_Text">(N, C_in, d_1, ..., d_n)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Text">filters</text:span></text:p>
          </table:table-cell>
          <table:table-cell table:style-name="Table1.A1" office:value-type="string">
            <text:p text:style-name="Table_20_Contents">Same as <text:span text:style-name="Source_Text">image_batch</text:span></text:p>
          </table:table-cell>
          <table:table-cell table:style-name="Table1.A1" office:value-type="string">
            <text:p text:style-name="Table_20_Contents"><text:span text:style-name="Source_Text">(N, C_in, df_1, ..., df_n)</text:span></text:p>
          </table:table-cell>
        </table:table-row>
      </table:table>
      <text:h text:style-name="Heading_20_2" text:outline-level="2">Attribute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Type</text:p>
            </table:table-cell>
            <table:table-cell table:style-name="Table2.A1" office:value-type="string">
              <text:p text:style-name="Table_20_Heading">Notes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window_movement_strides</text:span></text:p>
          </table:table-cell>
          <table:table-cell table:style-name="Table2.A1" office:value-type="string">
            <text:p text:style-name="Table_20_Contents"><text:span text:style-name="Source_Text">Strides[n]</text:span></text:p>
          </table:table-cell>
          <table:table-cell table:style-name="Table2.A1" office:value-type="string">
            <text:p text:style-name="Table_20_Contents">How far to slide the window along each axis at each step</text:p>
          </table:table-cell>
        </table:table-row>
        <table:table-row>
          <table:table-cell table:style-name="Table2.A1" office:value-type="string">
            <text:p text:style-name="Table_20_Contents"><text:span text:style-name="Source_Text">window_dilation_strides</text:span></text:p>
          </table:table-cell>
          <table:table-cell table:style-name="Table2.A1" office:value-type="string">
            <text:p text:style-name="Table_20_Contents"><text:span text:style-name="Source_Text">Strides[n]</text:span></text:p>
          </table:table-cell>
          <table:table-cell table:style-name="Table2.A1" office:value-type="string">
            <text:p text:style-name="Table_20_Contents">Per-axis dilation to apply to the filters</text:p>
          </table:table-cell>
        </table:table-row>
        <table:table-row>
          <table:table-cell table:style-name="Table2.A1" office:value-type="string">
            <text:p text:style-name="Table_20_Contents"><text:span text:style-name="Source_Text">padding_below</text:span></text:p>
          </table:table-cell>
          <table:table-cell table:style-name="Table2.A1" office:value-type="string">
            <text:p text:style-name="Table_20_Contents"><text:span text:style-name="Source_Text">Shape[n]</text:span></text:p>
          </table:table-cell>
          <table:table-cell table:style-name="Table2.A1" office:value-type="string">
            <text:p text:style-name="Table_20_Contents">How many padding elements to add below the 0-coordinate on each axis</text:p>
          </table:table-cell>
        </table:table-row>
        <table:table-row>
          <table:table-cell table:style-name="Table2.A1" office:value-type="string">
            <text:p text:style-name="Table_20_Contents"><text:span text:style-name="Source_Text">padding_above</text:span></text:p>
          </table:table-cell>
          <table:table-cell table:style-name="Table2.A1" office:value-type="string">
            <text:p text:style-name="Table_20_Contents"><text:span text:style-name="Source_Text">Shape[n]</text:span></text:p>
          </table:table-cell>
          <table:table-cell table:style-name="Table2.A1" office:value-type="string">
            <text:p text:style-name="Table_20_Contents">How many padding elements to add above the max-coordinate on each axis</text:p>
          </table:table-cell>
        </table:table-row>
        <table:table-row>
          <table:table-cell table:style-name="Table2.A1" office:value-type="string">
            <text:p text:style-name="Table_20_Contents"><text:span text:style-name="Source_Text">image_dilation_strides</text:span></text:p>
          </table:table-cell>
          <table:table-cell table:style-name="Table2.A1" office:value-type="string">
            <text:p text:style-name="Table_20_Contents"><text:span text:style-name="Source_Text">Strides[n]</text:span></text:p>
          </table:table-cell>
          <table:table-cell table:style-name="Table2.A1" office:value-type="string">
            <text:p text:style-name="Table_20_Contents">Per-axis dilation to apply to the image batch</text:p>
          </table:table-cell>
        </table:table-row>
      </table:table>
      <text:h text:style-name="Heading_20_2" text:outline-level="2">Output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Element Type</text:p>
            </table:table-cell>
            <table:table-cell table:style-name="Table3.A1" office:value-type="string">
              <text:p text:style-name="Table_20_Heading">Shap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Text">features_out</text:span></text:p>
          </table:table-cell>
          <table:table-cell table:style-name="Table3.A1" office:value-type="string">
            <text:p text:style-name="Table_20_Contents">Same as <text:span text:style-name="Source_Text">image_batch</text:span></text:p>
          </table:table-cell>
          <table:table-cell table:style-name="Table3.A1" office:value-type="string">
            <text:p text:style-name="Table_20_Contents"><text:span text:style-name="Source_Text">(N, C_in, d_1 - df_1 + 1, ..., d_n - df_n + 1)</text:span></text:p>
          </table:table-cell>
        </table:table-row>
      </table:table>
      <text:p text:style-name="First_20_paragraph">It must be the case that after dilation and padding are applied, the filter fits within the image.</text:p>
      <text:h text:style-name="Heading_20_1" text:outline-level="1">Mathematical Definition</text:h>
      <text:h text:style-name="Heading_20_2" text:outline-level="2">Padding</text:h>
      <text:p text:style-name="First_20_paragraph">Let <draw:frame draw:style-name="fr1" text:anchor-type="as-char"><draw:object xlink:href="Formula-0/" xlink:type="simple" xlink:show="embed" xlink:actuate="onLoad"/></draw:frame> (the padding below) and <draw:frame draw:style-name="fr1" text:anchor-type="as-char"><draw:object xlink:href="Formula-2/" xlink:type="simple" xlink:show="embed" xlink:actuate="onLoad"/></draw:frame> (the padding above) be a sequence of <draw:frame draw:style-name="fr1" text:anchor-type="as-char"><draw:object xlink:href="Formula-4/" xlink:type="simple" xlink:show="embed" xlink:actuate="onLoad"/></draw:frame> integers, and <draw:frame draw:style-name="fr1" text:anchor-type="as-char"><draw:object xlink:href="Formula-6/" xlink:type="simple" xlink:show="embed" xlink:actuate="onLoad"/></draw:frame> be a tensor of shape <draw:frame draw:style-name="fr1" text:anchor-type="as-char"><draw:object xlink:href="Formula-8/" xlink:type="simple" xlink:show="embed" xlink:actuate="onLoad"/></draw:frame>, such that for all <draw:frame draw:style-name="fr1" text:anchor-type="as-char"><draw:object xlink:href="Formula-10/" xlink:type="simple" xlink:show="embed" xlink:actuate="onLoad"/></draw:frame>, <draw:frame draw:style-name="fr1" text:anchor-type="as-char"><draw:object xlink:href="Formula-12/" xlink:type="simple" xlink:show="embed" xlink:actuate="onLoad"/></draw:frame>. Then <draw:frame draw:style-name="fr1" text:anchor-type="as-char"><draw:object xlink:href="Formula-14/" xlink:type="simple" xlink:show="embed" xlink:actuate="onLoad"/></draw:frame> is the tensor of shape <draw:frame draw:style-name="fr1" text:anchor-type="as-char"><draw:object xlink:href="Formula-16/" xlink:type="simple" xlink:show="embed" xlink:actuate="onLoad"/></draw:frame> such that</text:p>
      <text:p text:style-name="Text_20_body"><draw:frame draw:style-name="fr2" text:anchor-type="paragraph"><draw:object xlink:href="Formula-18/" xlink:type="simple" xlink:show="embed" xlink:actuate="onLoad"/></draw:frame></text:p>
      <text:h text:style-name="Heading_20_2" text:outline-level="2">Dilation</text:h>
      <text:p text:style-name="First_20_paragraph">Let <draw:frame draw:style-name="fr1" text:anchor-type="as-char"><draw:object xlink:href="Formula-20/" xlink:type="simple" xlink:show="embed" xlink:actuate="onLoad"/></draw:frame> (the dilation strides) be a sequence of <draw:frame draw:style-name="fr1" text:anchor-type="as-char"><draw:object xlink:href="Formula-22/" xlink:type="simple" xlink:show="embed" xlink:actuate="onLoad"/></draw:frame> positive integers, and <draw:frame draw:style-name="fr1" text:anchor-type="as-char"><draw:object xlink:href="Formula-24/" xlink:type="simple" xlink:show="embed" xlink:actuate="onLoad"/></draw:frame> be a tensor of shape <draw:frame draw:style-name="fr1" text:anchor-type="as-char"><draw:object xlink:href="Formula-26/" xlink:type="simple" xlink:show="embed" xlink:actuate="onLoad"/></draw:frame>. Then <draw:frame draw:style-name="fr1" text:anchor-type="as-char"><draw:object xlink:href="Formula-28/" xlink:type="simple" xlink:show="embed" xlink:actuate="onLoad"/></draw:frame> is the tensor of shape <draw:frame draw:style-name="fr1" text:anchor-type="as-char"><draw:object xlink:href="Formula-30/" xlink:type="simple" xlink:show="embed" xlink:actuate="onLoad"/></draw:frame> where <draw:frame draw:style-name="fr1" text:anchor-type="as-char"><draw:object xlink:href="Formula-32/" xlink:type="simple" xlink:show="embed" xlink:actuate="onLoad"/></draw:frame> such that</text:p>
      <text:p text:style-name="Text_20_body"><draw:frame draw:style-name="fr2" text:anchor-type="paragraph"><draw:object xlink:href="Formula-34/" xlink:type="simple" xlink:show="embed" xlink:actuate="onLoad"/></draw:frame></text:p>
      <text:h text:style-name="Heading_20_2" text:outline-level="2">Striding</text:h>
      <text:p text:style-name="First_20_paragraph">Let <draw:frame draw:style-name="fr1" text:anchor-type="as-char"><draw:object xlink:href="Formula-36/" xlink:type="simple" xlink:show="embed" xlink:actuate="onLoad"/></draw:frame> (the strides) be a sequence of <draw:frame draw:style-name="fr1" text:anchor-type="as-char"><draw:object xlink:href="Formula-38/" xlink:type="simple" xlink:show="embed" xlink:actuate="onLoad"/></draw:frame> positive integers, and <draw:frame draw:style-name="fr1" text:anchor-type="as-char"><draw:object xlink:href="Formula-40/" xlink:type="simple" xlink:show="embed" xlink:actuate="onLoad"/></draw:frame> be a tensor of shape <draw:frame draw:style-name="fr1" text:anchor-type="as-char"><draw:object xlink:href="Formula-42/" xlink:type="simple" xlink:show="embed" xlink:actuate="onLoad"/></draw:frame>. Then <draw:frame draw:style-name="fr1" text:anchor-type="as-char"><draw:object xlink:href="Formula-44/" xlink:type="simple" xlink:show="embed" xlink:actuate="onLoad"/></draw:frame> is the tensor of shape <draw:frame draw:style-name="fr1" text:anchor-type="as-char"><draw:object xlink:href="Formula-46/" xlink:type="simple" xlink:show="embed" xlink:actuate="onLoad"/></draw:frame> where <draw:frame draw:style-name="fr1" text:anchor-type="as-char"><draw:object xlink:href="Formula-48/" xlink:type="simple" xlink:show="embed" xlink:actuate="onLoad"/></draw:frame> such that</text:p>
      <text:p text:style-name="Text_20_body"><draw:frame draw:style-name="fr2" text:anchor-type="paragraph"><draw:object xlink:href="Formula-50/" xlink:type="simple" xlink:show="embed" xlink:actuate="onLoad"/></draw:frame></text:p>
      <text:p text:style-name="Text_20_body"><draw:frame draw:style-name="fr1" text:anchor-type="as-char"><draw:object xlink:href="Formula-52/" xlink:type="simple" xlink:show="embed" xlink:actuate="onLoad"/></draw:frame> is the how far, not the unit of farness.</text:p>
      <text:h text:style-name="Heading_20_2" text:outline-level="2">Convolution</text:h>
      <text:h text:style-name="Heading_20_2" text:outline-level="2">Padded, Dilated, Strided Convolution</text:h>
      <text:p text:style-name="First_20_paragraph"><draw:frame draw:style-name="fr2" text:anchor-type="paragraph"><draw:object xlink:href="Formula-54/" xlink:type="simple" xlink:show="embed" xlink:actuate="onLoad"/></draw:frame></text:p>
      <text:h text:style-name="Heading_20_2" text:outline-level="2">Batched, Padded, Dilated, Strided Convolution</text:h>
      <text:h text:style-name="Heading_20_1" text:outline-level="1">C++ Interface</text:h>
      <text:p text:style-name="First_20_paragraph">ngraph::op::v0::Convolu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nvolution</dc:title>
  </office:meta>
</office:document-meta>
</file>

<file path=Formula-0/content.xml><?xml version="1.0" encoding="utf-8"?>
<math xmlns="http://www.w3.org/1998/Math/MathML" display="inline">
  <mi>p</mi>
</math>
</file>

<file path=Formula-10/content.xml><?xml version="1.0" encoding="utf-8"?>
<math xmlns="http://www.w3.org/1998/Math/MathML" display="inline">
  <mi>i</mi>
</math>
</file>

<file path=Formula-12/content.xml><?xml version="1.0" encoding="utf-8"?>
<math xmlns="http://www.w3.org/1998/Math/MathML" display="inline">
  <mrow>
    <msub>
      <mi>p</mi>
      <mi>i</mi>
    </msub>
    <mo>+</mo>
    <msub>
      <mi>d</mi>
      <mi>i</mi>
    </msub>
    <mo>+</mo>
    <msub>
      <mi>q</mi>
      <mi>i</mi>
    </msub>
    <mo>≥</mo>
    <mn>0</mn>
  </mrow>
</math>
</file>

<file path=Formula-14/content.xml><?xml version="1.0" encoding="utf-8"?>
<math xmlns="http://www.w3.org/1998/Math/MathML" display="inline">
  <mrow>
    <mstyle mathvariant="italic">
      <mi>𝑃</mi>
      <mi>𝑎</mi>
      <mi>𝑑</mi>
    </mstyle>
    <mo stretchy="false" form="prefix">[</mo>
    <mi>p</mi>
    <mo>,</mo>
    <mi>q</mi>
    <mo stretchy="false" form="postfix">]</mo>
    <mo stretchy="false" form="prefix">(</mo>
    <mi>T</mi>
    <mo stretchy="false" form="postfix">)</mo>
  </mrow>
</math>
</file>

<file path=Formula-16/content.xml><?xml version="1.0" encoding="utf-8"?>
<math xmlns="http://www.w3.org/1998/Math/MathML" display="inline">
  <mrow>
    <mo stretchy="false" form="prefix">(</mo>
    <msub>
      <mi>p</mi>
      <mn>1</mn>
    </msub>
    <mo>+</mo>
    <msub>
      <mi>d</mi>
      <mn>1</mn>
    </msub>
    <mo>+</mo>
    <msub>
      <mi>q</mi>
      <mn>1</mn>
    </msub>
    <mo>,</mo>
    <mi>…</mi>
    <mo>,</mo>
    <msub>
      <mi>p</mi>
      <mi>n</mi>
    </msub>
    <mo>+</mo>
    <msub>
      <mi>d</mi>
      <mi>n</mi>
    </msub>
    <mo>+</mo>
    <msub>
      <mi>q</mi>
      <mi>n</mi>
    </msub>
    <mo stretchy="false" form="postfix">)</mo>
  </mrow>
</math>
</file>

<file path=Formula-18/content.xml><?xml version="1.0" encoding="utf-8"?>
<math xmlns="http://www.w3.org/1998/Math/MathML" display="block">
  <mtable>
    <mtr>
      <mtd columnalign="right">
        <mstyle mathvariant="italic">
          <mi>𝑃</mi>
          <mi>𝑎</mi>
          <mi>𝑑</mi>
        </mstyle>
        <mo stretchy="false" form="prefix">[</mo>
        <mi>p</mi>
        <mo>,</mo>
        <mi>q</mi>
        <mo stretchy="false" form="postfix">]</mo>
        <mo stretchy="false" form="prefix">(</mo>
        <mi>T</mi>
        <msub>
          <mo stretchy="false" form="postfix">)</mo>
          <mrow>
            <msub>
              <mi>i</mi>
              <mn>1</mn>
            </msub>
            <mo>,</mo>
            <mi>…</mi>
            <mo>,</mo>
            <msub>
              <mi>i</mi>
              <mi>n</mi>
            </msub>
          </mrow>
        </msub>
        <mo>≜</mo>
        <mrow>
          <mo stretchy="true" form="prefix">{</mo>
          <mtable>
            <mtr>
              <mtd columnalign="left">
                <msub>
                  <mi>T</mi>
                  <mrow>
                    <msub>
                      <mi>i</mi>
                      <mn>1</mn>
                    </msub>
                    <mo>−</mo>
                    <msub>
                      <mi>p</mi>
                      <mn>1</mn>
                    </msub>
                    <mo>,</mo>
                    <mi>…</mi>
                    <mo>,</mo>
                    <msub>
                      <mi>i</mi>
                      <mi>n</mi>
                    </msub>
                    <mo>−</mo>
                    <msub>
                      <mi>p</mi>
                      <mi>n</mi>
                    </msub>
                  </mrow>
                </msub>
              </mtd>
              <mtd columnalign="left">
                <mrow>
                  <mtext mathvariant="normal">if for all </mtext>
                  <mspace width="0.333em"/>
                </mrow>
                <mi>j</mi>
                <mo>,</mo>
                <msub>
                  <mi>i</mi>
                  <mi>j</mi>
                </msub>
                <mo>≥</mo>
                <msub>
                  <mi>p</mi>
                  <mi>j</mi>
                </msub>
                <mrow>
                  <mspace width="0.333em"/>
                  <mtext mathvariant="normal"> and </mtext>
                  <mspace width="0.333em"/>
                </mrow>
                <msub>
                  <mi>i</mi>
                  <mi>j</mi>
                </msub>
                <mo>&lt;</mo>
                <msub>
                  <mi>p</mi>
                  <mi>j</mi>
                </msub>
                <mo>+</mo>
                <msub>
                  <mi>d</mi>
                  <mi>j</mi>
                </msub>
              </mtd>
            </mtr>
            <mtr>
              <mtd columnalign="left">
                <mn>0</mn>
              </mtd>
              <mtd columnalign="left">
                <mtext mathvariant="normal">otherwise.</mtext>
              </mtd>
            </mtr>
          </mtable>
        </mrow>
      </mtd>
    </mtr>
  </mtable>
</math>
</file>

<file path=Formula-2/content.xml><?xml version="1.0" encoding="utf-8"?>
<math xmlns="http://www.w3.org/1998/Math/MathML" display="inline">
  <mi>q</mi>
</math>
</file>

<file path=Formula-20/content.xml><?xml version="1.0" encoding="utf-8"?>
<math xmlns="http://www.w3.org/1998/Math/MathML" display="inline">
  <mi>l</mi>
</math>
</file>

<file path=Formula-22/content.xml><?xml version="1.0" encoding="utf-8"?>
<math xmlns="http://www.w3.org/1998/Math/MathML" display="inline">
  <mi>n</mi>
</math>
</file>

<file path=Formula-24/content.xml><?xml version="1.0" encoding="utf-8"?>
<math xmlns="http://www.w3.org/1998/Math/MathML" display="inline">
  <mi>T</mi>
</math>
</file>

<file path=Formula-26/content.xml><?xml version="1.0" encoding="utf-8"?>
<math xmlns="http://www.w3.org/1998/Math/MathML" display="inline">
  <mrow>
    <mo stretchy="false" form="prefix">(</mo>
    <msub>
      <mi>d</mi>
      <mn>1</mn>
    </msub>
    <mo>,</mo>
    <mi>…</mi>
    <mo>,</mo>
    <msub>
      <mi>d</mi>
      <mi>n</mi>
    </msub>
    <mo stretchy="false" form="postfix">)</mo>
  </mrow>
</math>
</file>

<file path=Formula-28/content.xml><?xml version="1.0" encoding="utf-8"?>
<math xmlns="http://www.w3.org/1998/Math/MathML" display="inline">
  <mrow>
    <mstyle mathvariant="italic">
      <mi>𝐷</mi>
      <mi>𝑖</mi>
      <mi>𝑙</mi>
      <mi>𝑎</mi>
      <mi>𝑡</mi>
      <mi>𝑒</mi>
    </mstyle>
    <mo stretchy="false" form="prefix">[</mo>
    <mi>l</mi>
    <mo stretchy="false" form="postfix">]</mo>
    <mo stretchy="false" form="prefix">(</mo>
    <mi>T</mi>
    <mo stretchy="false" form="postfix">)</mo>
  </mrow>
</math>
</file>

<file path=Formula-30/content.xml><?xml version="1.0" encoding="utf-8"?>
<math xmlns="http://www.w3.org/1998/Math/MathML" display="inline">
  <mrow>
    <mo stretchy="false" form="prefix">(</mo>
    <mi>d</mi>
    <msub>
      <mi>′</mi>
      <mn>1</mn>
    </msub>
    <mo>,</mo>
    <mi>…</mi>
    <mo>,</mo>
    <mi>d</mi>
    <msub>
      <mi>′</mi>
      <mi>n</mi>
    </msub>
    <mo stretchy="false" form="postfix">)</mo>
  </mrow>
</math>
</file>

<file path=Formula-32/content.xml><?xml version="1.0" encoding="utf-8"?>
<math xmlns="http://www.w3.org/1998/Math/MathML" display="inline">
  <mrow>
    <mi>d</mi>
    <msub>
      <mi>′</mi>
      <mi>i</mi>
    </msub>
    <mo>=</mo>
    <mstyle mathvariant="italic">
      <mi>𝑚</mi>
      <mi>𝑎</mi>
      <mi>𝑥</mi>
    </mstyle>
    <mo stretchy="false" form="prefix">(</mo>
    <mn>0</mn>
    <mo>,</mo>
    <msub>
      <mi>l</mi>
      <mi>i</mi>
    </msub>
    <mo stretchy="false" form="prefix">(</mo>
    <msub>
      <mi>d</mi>
      <mi>i</mi>
    </msub>
    <mo>−</mo>
    <mn>1</mn>
    <mo stretchy="false" form="postfix">)</mo>
    <mo>+</mo>
    <mn>1</mn>
    <mo stretchy="false" form="postfix">)</mo>
  </mrow>
</math>
</file>

<file path=Formula-34/content.xml><?xml version="1.0" encoding="utf-8"?>
<math xmlns="http://www.w3.org/1998/Math/MathML" display="block">
  <mtable>
    <mtr>
      <mtd columnalign="right">
        <mstyle mathvariant="italic">
          <mi>𝐷</mi>
          <mi>𝑖</mi>
          <mi>𝑙</mi>
          <mi>𝑎</mi>
          <mi>𝑡</mi>
          <mi>𝑒</mi>
        </mstyle>
        <mo stretchy="false" form="prefix">[</mo>
        <mi>l</mi>
        <mo stretchy="false" form="postfix">]</mo>
        <mo stretchy="false" form="prefix">(</mo>
        <mi>T</mi>
        <msub>
          <mo stretchy="false" form="postfix">)</mo>
          <mrow>
            <msub>
              <mi>i</mi>
              <mn>1</mn>
            </msub>
            <mo>,</mo>
            <mi>…</mi>
            <mo>,</mo>
            <msub>
              <mi>i</mi>
              <mi>n</mi>
            </msub>
          </mrow>
        </msub>
        <mo>≜</mo>
        <mrow>
          <mo stretchy="true" form="prefix">{</mo>
          <mtable>
            <mtr>
              <mtd columnalign="left">
                <msub>
                  <mi>T</mi>
                  <mrow>
                    <msub>
                      <mi>i</mi>
                      <mn>1</mn>
                    </msub>
                    <mi>/</mi>
                    <msub>
                      <mi>l</mi>
                      <mn>1</mn>
                    </msub>
                    <mo>,</mo>
                    <mi>…</mi>
                    <mo>,</mo>
                    <msub>
                      <mi>i</mi>
                      <mi>n</mi>
                    </msub>
                    <mi>/</mi>
                    <msub>
                      <mi>l</mi>
                      <mi>n</mi>
                    </msub>
                  </mrow>
                </msub>
              </mtd>
              <mtd columnalign="left">
                <mrow>
                  <mtext mathvariant="normal">if for all </mtext>
                  <mspace width="0.333em"/>
                </mrow>
                <mi>j</mi>
                <mo>,</mo>
                <msub>
                  <mi>i</mi>
                  <mi>j</mi>
                </msub>
                <mrow>
                  <mspace width="0.333em"/>
                  <mtext mathvariant="normal"> is a multiple of </mtext>
                  <mspace width="0.333em"/>
                </mrow>
                <msub>
                  <mi>l</mi>
                  <mi>j</mi>
                </msub>
              </mtd>
            </mtr>
            <mtr>
              <mtd columnalign="left">
                <mn>0</mn>
              </mtd>
              <mtd columnalign="left">
                <mtext mathvariant="normal">otherwise.</mtext>
              </mtd>
            </mtr>
          </mtable>
        </mrow>
      </mtd>
    </mtr>
  </mtable>
</math>
</file>

<file path=Formula-36/content.xml><?xml version="1.0" encoding="utf-8"?>
<math xmlns="http://www.w3.org/1998/Math/MathML" display="inline">
  <mi>s</mi>
</math>
</file>

<file path=Formula-38/content.xml><?xml version="1.0" encoding="utf-8"?>
<math xmlns="http://www.w3.org/1998/Math/MathML" display="inline">
  <mi>n</mi>
</math>
</file>

<file path=Formula-4/content.xml><?xml version="1.0" encoding="utf-8"?>
<math xmlns="http://www.w3.org/1998/Math/MathML" display="inline">
  <mi>n</mi>
</math>
</file>

<file path=Formula-40/content.xml><?xml version="1.0" encoding="utf-8"?>
<math xmlns="http://www.w3.org/1998/Math/MathML" display="inline">
  <mi>T</mi>
</math>
</file>

<file path=Formula-42/content.xml><?xml version="1.0" encoding="utf-8"?>
<math xmlns="http://www.w3.org/1998/Math/MathML" display="inline">
  <mrow>
    <mo stretchy="false" form="prefix">(</mo>
    <msub>
      <mi>d</mi>
      <mn>1</mn>
    </msub>
    <mo>,</mo>
    <mi>…</mi>
    <mo>,</mo>
    <msub>
      <mi>d</mi>
      <mi>n</mi>
    </msub>
    <mo stretchy="false" form="postfix">)</mo>
  </mrow>
</math>
</file>

<file path=Formula-44/content.xml><?xml version="1.0" encoding="utf-8"?>
<math xmlns="http://www.w3.org/1998/Math/MathML" display="inline">
  <mrow>
    <mstyle mathvariant="italic">
      <mi>𝑆</mi>
      <mi>𝑡</mi>
      <mi>𝑟</mi>
      <mi>𝑖</mi>
      <mi>𝑑</mi>
      <mi>𝑒</mi>
    </mstyle>
    <mo stretchy="false" form="prefix">[</mo>
    <mi>s</mi>
    <mo stretchy="false" form="postfix">]</mo>
    <mo stretchy="false" form="prefix">(</mo>
    <mi>T</mi>
    <mo stretchy="false" form="postfix">)</mo>
  </mrow>
</math>
</file>

<file path=Formula-46/content.xml><?xml version="1.0" encoding="utf-8"?>
<math xmlns="http://www.w3.org/1998/Math/MathML" display="inline">
  <mrow>
    <mo stretchy="false" form="prefix">(</mo>
    <mi>d</mi>
    <msub>
      <mi>′</mi>
      <mn>1</mn>
    </msub>
    <mo>,</mo>
    <mi>…</mi>
    <mo>,</mo>
    <mi>d</mi>
    <msub>
      <mi>′</mi>
      <mi>n</mi>
    </msub>
    <mo stretchy="false" form="postfix">)</mo>
  </mrow>
</math>
</file>

<file path=Formula-48/content.xml><?xml version="1.0" encoding="utf-8"?>
<math xmlns="http://www.w3.org/1998/Math/MathML" display="inline">
  <mrow>
    <mi>d</mi>
    <msub>
      <mi>′</mi>
      <mi>i</mi>
    </msub>
    <mo>=</mo>
    <mrow>
      <mo stretchy="true" form="prefix">⌈</mo>
      <mfrac>
        <msub>
          <mi>d</mi>
          <mi>i</mi>
        </msub>
        <msub>
          <mi>s</mi>
          <mi>i</mi>
        </msub>
      </mfrac>
      <mo stretchy="true" form="postfix">⌉</mo>
    </mrow>
  </mrow>
</math>
</file>

<file path=Formula-50/content.xml><?xml version="1.0" encoding="utf-8"?>
<math xmlns="http://www.w3.org/1998/Math/MathML" display="block">
  <mrow>
    <mstyle mathvariant="italic">
      <mi>𝑆</mi>
      <mi>𝑡</mi>
      <mi>𝑟</mi>
      <mi>𝑖</mi>
      <mi>𝑑</mi>
      <mi>𝑒</mi>
    </mstyle>
    <mo stretchy="false" form="prefix">[</mo>
    <mi>s</mi>
    <mo stretchy="false" form="postfix">]</mo>
    <mo stretchy="false" form="prefix">(</mo>
    <mi>T</mi>
    <msub>
      <mo stretchy="false" form="postfix">)</mo>
      <mrow>
        <msub>
          <mi>i</mi>
          <mn>1</mn>
        </msub>
        <mo>,</mo>
        <mi>…</mi>
        <mo>,</mo>
        <msub>
          <mi>i</mi>
          <mi>n</mi>
        </msub>
      </mrow>
    </msub>
    <mo>≜</mo>
    <msub>
      <mi>T</mi>
      <mrow>
        <msub>
          <mi>s</mi>
          <mn>1</mn>
        </msub>
        <msub>
          <mi>i</mi>
          <mn>1</mn>
        </msub>
        <mo>,</mo>
        <mi>…</mi>
        <mo>,</mo>
        <msub>
          <mi>s</mi>
          <mi>n</mi>
        </msub>
        <msub>
          <mi>i</mi>
          <mi>n</mi>
        </msub>
      </mrow>
    </msub>
  </mrow>
</math>
</file>

<file path=Formula-52/content.xml><?xml version="1.0" encoding="utf-8"?>
<math xmlns="http://www.w3.org/1998/Math/MathML" display="inline">
  <mi>s</mi>
</math>
</file>

<file path=Formula-54/content.xml><?xml version="1.0" encoding="utf-8"?>
<math xmlns="http://www.w3.org/1998/Math/MathML" display="block">
  <mrow>
    <mstyle mathvariant="italic">
      <mi>𝑃</mi>
      <mi>𝐷</mi>
      <mi>𝑆</mi>
      <mi>𝐶</mi>
      <mi>𝑜</mi>
      <mi>𝑛</mi>
      <mi>𝑣</mi>
    </mstyle>
    <mo stretchy="false" form="prefix">[</mo>
    <mi>g</mi>
    <mo>,</mo>
    <mi>p</mi>
    <mo>,</mo>
    <mi>q</mi>
    <mo>,</mo>
    <mi>l</mi>
    <mo>,</mo>
    <mi>s</mi>
    <mo stretchy="false" form="postfix">]</mo>
    <mo stretchy="false" form="prefix">(</mo>
    <msub>
      <mi>T</mi>
      <mstyle mathvariant="italic">
        <mi>𝑖</mi>
        <mi>𝑚</mi>
        <mi>𝑎</mi>
        <mi>𝑔</mi>
        <mi>𝑒</mi>
      </mstyle>
    </msub>
    <mo>,</mo>
    <msub>
      <mi>T</mi>
      <mstyle mathvariant="italic">
        <mi>𝑓</mi>
        <mi>𝑖</mi>
        <mi>𝑙</mi>
        <mi>𝑡</mi>
        <mi>𝑒</mi>
        <mi>𝑟</mi>
      </mstyle>
    </msub>
    <mo>≜</mo>
    <mstyle mathvariant="italic">
      <mi>𝑆</mi>
      <mi>𝑡</mi>
      <mi>𝑟</mi>
      <mi>𝑖</mi>
      <mi>𝑑</mi>
      <mi>𝑒</mi>
    </mstyle>
    <mo stretchy="false" form="prefix">[</mo>
    <mi>s</mi>
    <mo stretchy="false" form="postfix">]</mo>
    <mo stretchy="false" form="prefix">(</mo>
    <mstyle mathvariant="italic">
      <mi>𝐶</mi>
      <mi>𝑜</mi>
      <mi>𝑛</mi>
      <mi>𝑣</mi>
    </mstyle>
    <mo stretchy="false" form="prefix">(</mo>
    <mstyle mathvariant="italic">
      <mi>𝑃</mi>
      <mi>𝑎</mi>
      <mi>𝑑</mi>
    </mstyle>
    <mo stretchy="false" form="prefix">[</mo>
    <mi>p</mi>
    <mo>,</mo>
    <mi>q</mi>
    <mo stretchy="false" form="postfix">]</mo>
    <mo stretchy="false" form="prefix">(</mo>
    <mstyle mathvariant="italic">
      <mi>𝐷</mi>
      <mi>𝑖</mi>
      <mi>𝑙</mi>
      <mi>𝑎</mi>
      <mi>𝑡</mi>
      <mi>𝑒</mi>
    </mstyle>
    <mo stretchy="false" form="prefix">[</mo>
    <mi>g</mi>
    <mo stretchy="false" form="postfix">]</mo>
    <mo stretchy="false" form="prefix">(</mo>
    <msub>
      <mi>T</mi>
      <mstyle mathvariant="italic">
        <mi>𝑏</mi>
        <mi>𝑎</mi>
        <mi>𝑡</mi>
        <mi>𝑐</mi>
        <mi>h</mi>
      </mstyle>
    </msub>
    <mo stretchy="false" form="postfix">)</mo>
    <mo stretchy="false" form="postfix">)</mo>
    <mo>,</mo>
    <mstyle mathvariant="italic">
      <mi>𝐷</mi>
      <mi>𝑖</mi>
      <mi>𝑙</mi>
      <mi>𝑎</mi>
      <mi>𝑡</mi>
      <mi>𝑒</mi>
    </mstyle>
    <mo stretchy="false" form="prefix">[</mo>
    <mi>l</mi>
    <mo stretchy="false" form="postfix">]</mo>
    <mo stretchy="false" form="prefix">(</mo>
    <msub>
      <mi>T</mi>
      <mstyle mathvariant="italic">
        <mi>𝑓</mi>
        <mi>𝑖</mi>
        <mi>𝑙</mi>
        <mi>𝑡</mi>
        <mi>𝑒</mi>
        <mi>𝑟</mi>
      </mstyle>
    </msub>
    <mo stretchy="false" form="postfix">)</mo>
    <mo stretchy="false" form="postfix">)</mo>
    <mo stretchy="false" form="postfix">)</mo>
  </mrow>
</math>
</file>

<file path=Formula-6/content.xml><?xml version="1.0" encoding="utf-8"?>
<math xmlns="http://www.w3.org/1998/Math/MathML" display="inline">
  <mi>T</mi>
</math>
</file>

<file path=Formula-8/content.xml><?xml version="1.0" encoding="utf-8"?>
<math xmlns="http://www.w3.org/1998/Math/MathML" display="inline">
  <mrow>
    <mo stretchy="false" form="prefix">(</mo>
    <msub>
      <mi>d</mi>
      <mn>1</mn>
    </msub>
    <mo>,</mo>
    <mi>…</mi>
    <mo>,</mo>
    <msub>
      <mi>d</mi>
      <mi>n</mi>
    </msub>
    <mo stretchy="false" form="postfix">)</mo>
  </mrow>
</math>
</file>